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7f4e" officeooo:paragraph-rsid="001c7f4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width="0.101cm" svg:stroke-color="#2c001e" draw:marker-start-width="0.653cm" draw:marker-end="Arrow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2c001e" draw:marker-start-width="0.653cm" draw:marker-end="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5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2c001e" draw:marker-start="Arrow" draw:marker-start-width="0.3cm" draw:marker-end="Arrow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2c001e" draw:marker-start="Arrow" draw:marker-start-width="0.3cm" draw:marker-end="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7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01cm" svg:stroke-color="#2c001e" draw:marker-start="" draw:marker-start-width="0.3cm" draw:marker-end="Arrow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lient</text:span> <text:s text:c="57"/><text:span text:style-name="T1">WTP</text:span> <text:s text:c="63"/><text:span text:style-name="T1">AC</text:span></text:p>
      <text:p text:style-name="P1"><draw:line text:anchor-type="paragraph" draw:z-index="3" draw:name="Forme1" draw:style-name="gr1" draw:text-style-name="P2" svg:x1="0.298cm" svg:y1="0.102cm" svg:x2="0.404cm" svg:y2="18.861cm"><text:p/></draw:line><draw:line text:anchor-type="paragraph" draw:z-index="4" draw:name="Forme1" draw:style-name="gr1" draw:text-style-name="P2" svg:x1="16.702cm" svg:y1="0.139cm" svg:x2="16.808cm" svg:y2="19.099cm"><text:p/></draw:line><draw:line text:anchor-type="paragraph" draw:z-index="5" draw:name="Forme1" draw:style-name="gr1" draw:text-style-name="P2" svg:x1="8.474cm" svg:y1="0.076cm" svg:x2="8.5cm" svg:y2="19.02cm"><text:p/></draw:line><text:span text:style-name="T1"/></text:p>
      <text:p text:style-name="P1"><draw:frame text:anchor-type="paragraph" draw:z-index="1" draw:name="Forme2" draw:style-name="gr2" draw:text-style-name="P3" svg:width="1.879cm" svg:height="0.652cm" svg:x="3.685cm" svg:y="0.589cm"><draw:text-box><text:p><text:span text:style-name="T2">Beacon</text:span></text:p></draw:text-box></draw:frame><text:span text:style-name="T1"/></text:p>
      <text:p text:style-name="P1"><text:span text:style-name="T1"/></text:p>
      <text:p text:style-name="P1"><draw:line text:anchor-type="paragraph" draw:z-index="0" draw:name="Forme1" draw:style-name="gr1" draw:text-style-name="P2" svg:x1="8.235cm" svg:y1="0.055cm" svg:x2="0.483cm" svg:y2="0.055cm"><text:p/></draw:line><draw:frame text:anchor-type="paragraph" draw:z-index="7" draw:name="Forme2" draw:style-name="gr4" draw:text-style-name="P3" svg:width="3.705cm" svg:height="0.652cm" svg:x="2.732cm" svg:y="0.669cm"><draw:text-box><text:p><text:span text:style-name="T2">Probe Request</text:span></text:p></draw:text-box></draw:frame><text:span text:style-name="T1"/></text:p>
      <text:p text:style-name="P1"><draw:frame text:anchor-type="paragraph" draw:z-index="8" draw:name="Forme2" draw:style-name="gr2" draw:text-style-name="P3" svg:width="1.879cm" svg:height="0.652cm" svg:x="7.733cm" svg:y="0.446cm"><draw:text-box><text:p><text:span text:style-name="T2">Process</text:span></text:p></draw:text-box></draw:frame><text:span text:style-name="T1"/></text:p>
      <text:p text:style-name="P1"><draw:line text:anchor-type="paragraph" draw:z-index="2" draw:name="Forme1" draw:style-name="gr1" draw:text-style-name="P4" svg:x1="9.611cm" svg:y1="0.049cm" svg:x2="16.702cm" svg:y2="0.049cm"><text:p/></draw:line><draw:line text:anchor-type="paragraph" draw:z-index="6" draw:name="Forme1" draw:style-name="gr3" draw:text-style-name="P4" svg:x1="0.483cm" svg:y1="0.065cm" svg:x2="7.415cm" svg:y2="0.065cm"><text:p/></draw:line><text:span text:style-name="T1"/></text:p>
      <text:p text:style-name="P1"><draw:frame text:anchor-type="paragraph" draw:z-index="10" draw:name="Forme2" draw:style-name="gr2" draw:text-style-name="P3" svg:width="3.917cm" svg:height="0.652cm" svg:x="2.732cm" svg:y="0.256cm"><draw:text-box><text:p><text:span text:style-name="T2">Probe Response</text:span></text:p></draw:text-box></draw:frame><text:span text:style-name="T1"/></text:p>
      <text:p text:style-name="P1"><draw:line text:anchor-type="paragraph" draw:z-index="9" draw:name="Forme1" draw:style-name="gr1" draw:text-style-name="P2" svg:x1="8.235cm" svg:y1="0.303cm" svg:x2="0.483cm" svg:y2="0.303cm"><text:p/></draw:line><text:span text:style-name="T1"/></text:p>
      <text:p text:style-name="P1"><draw:frame text:anchor-type="paragraph" draw:z-index="12" draw:name="Forme2" draw:style-name="gr6" draw:text-style-name="P3" svg:width="5.98cm" svg:height="0.652cm" svg:x="6.436cm" svg:y="0.256cm"><draw:text-box><text:p><text:span text:style-name="T2">802.11 Auth/Association</text:span></text:p></draw:text-box></draw:frame><text:span text:style-name="T1"/></text:p>
      <text:p text:style-name="P1"><draw:line text:anchor-type="paragraph" draw:z-index="11" draw:name="Forme1" draw:style-name="gr5" draw:text-style-name="P2" svg:x1="16.464cm" svg:y1="0.277cm" svg:x2="0.483cm" svg:y2="0.303cm"><text:p/></draw:line><text:span text:style-name="T1"/></text:p>
      <text:p text:style-name="P1"><draw:line text:anchor-type="paragraph" draw:z-index="13" draw:name="Forme1" draw:style-name="gr5" draw:text-style-name="P4" svg:x1="16.464cm" svg:y1="2.79cm" svg:x2="8.738cm" svg:y2="2.816cm"><text:p/></draw:line><draw:line text:anchor-type="paragraph" draw:z-index="14" draw:name="Forme1" draw:style-name="gr5" draw:text-style-name="P2" svg:x1="16.464cm" svg:y1="4.404cm" svg:x2="0.483cm" svg:y2="4.43cm"><text:p/></draw:line><draw:line text:anchor-type="paragraph" draw:z-index="15" draw:name="Forme1" draw:style-name="gr5" draw:text-style-name="P4" svg:x1="16.385cm" svg:y1="7.5cm" svg:x2="8.659cm" svg:y2="7.526cm"><text:p/></draw:line><draw:line text:anchor-type="paragraph" draw:z-index="16" draw:name="Forme1" draw:style-name="gr5" draw:text-style-name="P2" svg:x1="16.57cm" svg:y1="9.14cm" svg:x2="0.589cm" svg:y2="9.166cm"><text:p/></draw:line><draw:line text:anchor-type="paragraph" draw:z-index="17" draw:name="Forme1" draw:style-name="gr7" draw:text-style-name="P2" svg:x1="16.544cm" svg:y1="10.543cm" svg:x2="9.559cm" svg:y2="10.527cm"><text:p/></draw:line><draw:frame text:anchor-type="paragraph" draw:z-index="19" draw:name="Forme2" draw:style-name="gr9" draw:text-style-name="P3" svg:width="10.822cm" svg:height="0.773cm" svg:x="3.394cm" svg:y="3.484cm"><draw:text-box><text:p><text:span text:style-name="T2">802.1x Authentication /802.11 Key Exchange</text:span></text:p></draw:text-box></draw:frame><draw:frame text:anchor-type="paragraph" draw:z-index="20" draw:name="Forme2" draw:style-name="gr8" draw:text-style-name="P3" svg:width="7.541cm" svg:height="2.112cm" svg:x="8.95cm" svg:y="5.193cm"><draw:text-box><text:p><text:span text:style-name="T2">Station Configuration Request</text:span></text:p><text:p><text:span text:style-name="T3">[Add station(station MAC @ ), IEEE802.11 Add station (WLAN ID), IEEE802.11 Session key (Flag=C) ]</text:span></text:p></draw:text-box></draw:frame><draw:frame text:anchor-type="paragraph" draw:z-index="18" draw:name="Forme2" draw:style-name="gr8" draw:text-style-name="P3" svg:width="7.541cm" svg:height="2.112cm" svg:x="8.765cm" svg:y="0.362cm"><draw:text-box><text:p><text:span text:style-name="T2">Station Configuration Request</text:span></text:p><text:p><text:span text:style-name="T3">[Add station(station MAC @ ), IEEE802.11 Add station (WLAN ID), IEEE802.11 Session key (Flag=A) ]</text:span></text:p></draw:text-box></draw:frame><draw:frame text:anchor-type="paragraph" draw:z-index="21" draw:name="Forme2" draw:style-name="gr2" draw:text-style-name="P3" svg:width="5.345cm" svg:height="0.652cm" svg:x="5.722cm" svg:y="8.22cm"><draw:text-box><text:p><text:span text:style-name="T2">802.11 Action Frames</text:span></text:p></draw:text-box></draw:frame><draw:line text:anchor-type="paragraph" draw:z-index="22" draw:name="Forme1" draw:style-name="gr10" draw:text-style-name="P4" svg:x1="7.812cm" svg:y1="10.553cm" svg:x2="0.642cm" svg:y2="10.553cm"><text:p/></draw:line><draw:frame text:anchor-type="paragraph" draw:z-index="23" draw:name="Forme2" draw:style-name="gr2" draw:text-style-name="P3" svg:width="1.879cm" svg:height="0.652cm" svg:x="7.812cm" svg:y="10.289cm"><draw:text-box><text:p><text:span text:style-name="T2">Process</text:span></text:p></draw:text-box></draw:frame><draw:frame text:anchor-type="paragraph" draw:z-index="24" draw:name="Forme2" draw:style-name="gr2" draw:text-style-name="P3" svg:width="3.44cm" svg:height="0.652cm" svg:x="6.939cm" svg:y="9.49cm"><draw:text-box><text:p><text:span text:style-name="T2">802.11 DATA</text:span></text:p></draw:text-box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52:29.860965131</meta:creation-date>
    <dc:date>2017-10-02T11:26:17.056679336</dc:date>
    <meta:editing-duration>PT2M35S</meta:editing-duration>
    <meta:editing-cycles>1</meta:editing-cycles>
    <meta:document-statistic meta:table-count="0" meta:image-count="0" meta:object-count="0" meta:page-count="1" meta:paragraph-count="1" meta:word-count="3" meta:character-count="133" meta:non-whitespace-character-count="11"/>
    <meta:generator>LibreOffice/5.1.6.2$Linux_X86_64 LibreOffice_project/10m0$Build-2</meta:generator>
  </office:meta>
</office:document-meta>
</file>